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8:27:3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8:27:32.20</dc:date>
    <meta:editing-duration>P129DT23H1M54S</meta:editing-duration>
    <meta:editing-cycles>234</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String"
			Dim t As String
			t = v &amp; ""
			t = Join(Split(t, chr(13)), "\n")
			t = Join(Split(t, chr(9)), "\t")
			result = "'" &amp; t &amp; "'"
		Case "Empty"
			result = tp
		Case "Object"
			If IsNull(v) Then
				result = "Nothing"
			Else
				result = tp &amp; "(...)"
			End If
		Case "Array"
			result = Array_toString(v)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Bounds(a As Array)
	Dim result As Variant, i As Integer
	result = nil
	i = 1
	On Local Error Goto ErrorHandler
	While True
		result = cons(cons(LBound(a, i), cons(UBound(a, i), nil)), result)
		i = i + 1
	Wend
	ErrorHandler:
		getBounds = reverse(result)
End Function

Function getSizes(a As Array)
	'map("\bs.cadr(bs) - car(bs) + 1", getBounds(a))
	Dim bounds As Variant, result As Variant
	bounds = getBounds(a)
	result = nil
	While Not(isNil(bounds))
		Dim bs As Variant, s As Integer
		bs = car(bounds)
		s = car(cdr(bs)) - car(bs) + 1
		result = cons(s, result)
		bounds = cdr(bounds)
	Wend
	getSizes = reverse(result)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x

	bs = getBounds(Array(1, 2, 3))
	assertEqual(typeOf(bs), "Object/TList").x
	assertEqual(toString(bs), "[[0, 2]]").x

	bs = getBounds(Array(1, Array(2, 3)))
	assertEqual(typeOf(bs), "Object/TList").x
	assertEqual(toString(bs), "[[0, 1]]").x

	bs = getBounds(DimArray(1, 2, 3))
	assertEqual(typeOf(bs), "Object/TList").x
	assertEqual(toString(bs), "[[0, 1], [0, 2], [0, 3]]").x

	Dim a(1 To 5, -7 To 2)
	bs = getBounds(a)
	assertEqual(typeOf(bs), "Object/TList").x
	assertEqual(toString(bs), "[[1, 5], [-7, 2]]").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 tests ============================================================

Function test_List()
	test_List_fnApp()
	test_List_typeOfAndToString()
	test_List_car()
	test_List_cdr()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car()
	assertThrows("car", nil).x
	assertEqual(car(cons(1, nil)), 1).x
	assertEqual(car(cons(2, cons(1, nil))), 2).x
End Function

Function test_List_cdr()
	assertThrows("cdr", nil).x
	assertEqual(toString(cdr(cons(1, nil))), "[]").x
	assertEqual(toString(cdr(cons(2, cons(1, nil)))), "[1]").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toString":		result = toString(		args(k)				)
		Case "TList_toString":	result = TList_toString(args(k)				)
		Case "cons":			result = cons(			args(k), args(k + 1))
		Case "snoc":			result = snoc(			args(k), args(k + 1))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